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6799" officeooo:paragraph-rsid="000a6799" style:font-weight-asian="bold" style:font-weight-complex="bold"/>
    </style:style>
    <style:style style:name="P2" style:family="paragraph" style:parent-style-name="Standard">
      <style:text-properties fo:font-weight="bold" officeooo:rsid="000b0a08" officeooo:paragraph-rsid="000a6799" style:font-weight-asian="bold" style:font-weight-complex="bold"/>
    </style:style>
    <style:style style:name="P3" style:family="paragraph" style:parent-style-name="Standard">
      <style:text-properties fo:font-weight="bold" officeooo:rsid="000b0a08" officeooo:paragraph-rsid="000b0a08" style:font-weight-asian="bold" style:font-weight-complex="bold"/>
    </style:style>
    <style:style style:name="P4" style:family="paragraph" style:parent-style-name="Standard">
      <style:text-properties fo:font-weight="normal" officeooo:rsid="000a6799" officeooo:paragraph-rsid="000a6799" style:font-weight-asian="normal" style:font-weight-complex="normal"/>
    </style:style>
    <style:style style:name="P5" style:family="paragraph" style:parent-style-name="Standard">
      <style:text-properties fo:font-weight="normal" officeooo:rsid="000b0a08" officeooo:paragraph-rsid="000b0a0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test</text:p>
      <text:p text:style-name="P1"/>
      <text:p text:style-name="P4">sudo apt-get install libunittest++-dev</text:p>
      <text:p text:style-name="P4"/>
      <text:p text:style-name="P4"/>
      <text:p text:style-name="P4">Koden blir verifiserbar og gjenbarbruk. </text:p>
      <text:p text:style-name="P4">Etiske aspekt.</text:p>
      <text:p text:style-name="P4">-lunittest++</text:p>
      <text:p text:style-name="P4"/>
      <text:p text:style-name="P4">Ser lurt ut.</text:p>
      <text:p text:style-name="P4"/>
      <text:p text:style-name="P4">Hvis overskudd: </text:p>
      <text:p text:style-name="P4">- Unit-test</text:p>
      <text:p text:style-name="P4">- Make-fil</text:p>
      <text:p text:style-name="P4"/>
      <text:p text:style-name="P1">Writing scientific reports: </text:p>
      <text:p text:style-name="P1"><text:tab/></text:p>
      <text:p text:style-name="P1"><text:span text:style-name="T1">Se dokument om det. </text:span></text:p>
      <text:p text:style-name="P2"/>
      <text:p text:style-name="P5">Look at slide. </text:p>
      <text:p text:style-name="P3"><text:span text:style-name="T1">Introduction:</text:span></text:p>
      <text:p text:style-name="P3"><text:span text:style-name="T1"><text:tab/>Motivate the reader and give overarching ideas. </text:span></text:p>
      <text:p text:style-name="P3"><text:span text:style-name="T1"><text:tab/>What I have done.</text:span></text:p>
      <text:p text:style-name="P3"><text:span text:style-name="T1"><text:tab/>The structure. </text:span></text:p>
      <text:p text:style-name="P3"><text:span text:style-name="T1"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3:20:49.055288971</meta:creation-date>
    <dc:date>2014-09-18T16:56:38.255954157</dc:date>
    <meta:editing-duration>PT3H5M28S</meta:editing-duration>
    <meta:editing-cycles>1</meta:editing-cycles>
    <meta:document-statistic meta:table-count="0" meta:image-count="0" meta:object-count="0" meta:page-count="1" meta:paragraph-count="18" meta:word-count="47" meta:character-count="323" meta:non-whitespace-character-count="280"/>
    <meta:generator>LibreOffice/4.2.6.3$Linux_X86_64 LibreOffice_project/420m0$Build-3</meta:generator>
  </office:meta>
</office:document-meta>
</file>